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nning</text:p>
      <text:p text:style-name="Standard">A user will be banned if he accumulated 5 flag from 5 different reputable members.</text:p>
      <text:p text:style-name="Standard">User can be flag because:</text:p>
      <text:p text:style-name="Standard">His answer in competition is offensive/abusive to other user.</text:p>
      <text:p text:style-name="Standard">His modification to the question bank is unsuitable/offensive/abusive to other user.</text:p>
      <text:p text:style-name="Standard">The first time he gets banned, his account will be suspended for 1 days.</text:p>
      <text:p text:style-name="Standard">The second time, he gets banned, his account will be suspended for 2 days.</text:p>
      <text:p text:style-name="Standard">In the 10<text:span text:style-name="T1">th</text:span> times, he gets banned, his account will be suspended for 512 days (Nearly 10 years).</text:p>
      <text:p text:style-name="Standard"/>
      <text:p text:style-name="Standard">This banning rules will be keep in secret to avoid people to abuse this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20:55:59</meta:creation-date>
    <meta:editing-duration>PT00H46M45S</meta:editing-duration>
    <meta:editing-cycles>7</meta:editing-cycles>
    <meta:generator>OpenOffice.org/3.1$Unix OpenOffice.org_project/310m19$Build-9420</meta:generator>
    <meta:initial-creator>Phuong Nguyen</meta:initial-creator>
    <dc:date>2010-01-25T21:42:44</dc:date>
    <dc:creator>Phuong Nguyen</dc:creator>
    <meta:document-statistic meta:table-count="0" meta:image-count="0" meta:object-count="0" meta:page-count="1" meta:paragraph-count="9" meta:word-count="102" meta:character-count="583"/>
  </office:meta>
</office:document-meta>
</file>